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05adc" officeooo:paragraph-rsid="00105adc"/>
    </style:style>
    <style:style style:name="P2" style:family="paragraph" style:parent-style-name="Standard">
      <style:paragraph-properties fo:text-align="center" style:justify-single-word="false"/>
      <style:text-properties officeooo:rsid="00105adc" officeooo:paragraph-rsid="00158860"/>
    </style:style>
    <style:style style:name="P3" style:family="paragraph" style:parent-style-name="Standard">
      <style:text-properties fo:font-style="italic" officeooo:rsid="00105adc" officeooo:paragraph-rsid="00105adc" style:font-style-asian="italic" style:font-style-complex="italic"/>
    </style:style>
    <style:style style:name="P4" style:family="paragraph" style:parent-style-name="Standard">
      <style:text-properties officeooo:rsid="0010fac9" officeooo:paragraph-rsid="0010fac9"/>
    </style:style>
    <style:style style:name="P5" style:family="paragraph" style:parent-style-name="Standard" style:list-style-name="L2">
      <style:text-properties officeooo:rsid="0010fac9" officeooo:paragraph-rsid="0010fac9"/>
    </style:style>
    <style:style style:name="P6" style:family="paragraph" style:parent-style-name="Standard">
      <style:text-properties officeooo:rsid="00116616" officeooo:paragraph-rsid="00116616"/>
    </style:style>
    <style:style style:name="P7" style:family="paragraph" style:parent-style-name="Standard">
      <style:text-properties officeooo:rsid="00116616" officeooo:paragraph-rsid="001274a2"/>
    </style:style>
    <style:style style:name="P8" style:family="paragraph" style:parent-style-name="Standard">
      <style:text-properties officeooo:rsid="001274a2" officeooo:paragraph-rsid="001274a2"/>
    </style:style>
    <style:style style:name="P9" style:family="paragraph" style:parent-style-name="Standard">
      <style:text-properties officeooo:rsid="00147181" officeooo:paragraph-rsid="001274a2"/>
    </style:style>
    <style:style style:name="P10" style:family="paragraph" style:parent-style-name="Standard">
      <style:text-properties officeooo:rsid="001492ce" officeooo:paragraph-rsid="001492ce"/>
    </style:style>
    <style:style style:name="P11" style:family="paragraph" style:parent-style-name="Standard">
      <style:text-properties officeooo:rsid="001505ce" officeooo:paragraph-rsid="001505ce"/>
    </style:style>
    <style:style style:name="P12" style:family="paragraph" style:parent-style-name="Standard">
      <style:text-properties officeooo:rsid="00158860" officeooo:paragraph-rsid="00158860"/>
    </style:style>
    <style:style style:name="P13" style:family="paragraph" style:parent-style-name="Standard">
      <style:text-properties officeooo:rsid="00162279" officeooo:paragraph-rsid="00162279"/>
    </style:style>
    <style:style style:name="P14" style:family="paragraph" style:parent-style-name="Heading_20_3">
      <style:paragraph-properties fo:break-before="page"/>
    </style:style>
    <style:style style:name="T1" style:family="text">
      <style:text-properties officeooo:rsid="0010fac9"/>
    </style:style>
    <style:style style:name="T2" style:family="text">
      <style:text-properties officeooo:rsid="00116616"/>
    </style:style>
    <style:style style:name="T3" style:family="text">
      <style:text-properties officeooo:rsid="001274a2"/>
    </style:style>
    <style:style style:name="T4" style:family="text">
      <style:text-properties style:text-position="sub 58%"/>
    </style:style>
    <style:style style:name="T5" style:family="text">
      <style:text-properties officeooo:rsid="00147181"/>
    </style:style>
    <style:style style:name="T6" style:family="text">
      <style:text-properties fo:font-size="10pt" style:font-size-asian="10pt" style:font-size-complex="10pt"/>
    </style:style>
    <style:style style:name="T7" style:family="text">
      <style:text-properties style:text-position="super 58%"/>
    </style:style>
    <style:style style:name="T8" style:family="text">
      <style:text-properties style:text-position="super 58%" officeooo:rsid="001274a2"/>
    </style:style>
    <style:style style:name="T9" style:family="text">
      <style:text-properties style:text-position="super 58%" officeooo:rsid="00147181"/>
    </style:style>
    <style:style style:name="T10" style:family="text">
      <style:text-properties officeooo:rsid="0015886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losed Natural Numbers Cosmology</text:p>
      <text:p text:style-name="P2">by Sven Nilsen, <text:span text:style-name="T10">Zach Smith</text:span>, 2021</text:p>
      <text:p text:style-name="P1"/>
      <text:p text:style-name="P3">In this paper <text:span text:style-name="T10">we </text:span>show that closed natural numbers applie<text:span text:style-name="T10">s</text:span> to many cyclic cosmological theories.</text:p>
      <text:p text:style-name="P1"/>
      <text:p text:style-name="P1">The power of normal paths as abstractions is that one can reason with them without having an exact underlying theory of the phenomena one wishes to predict. This property is in particular helpful for cyclic cosmological<text:span text:style-name="T7"><text:reference-ref text:reference-format="text" text:ref-name="cosmology">[1]</text:reference-ref></text:span> theories. <text:span text:style-name="T1">A cyclic cosmological theory is when there is a mechanism which “restarts” the space-time as seen from the perspective of observers living inside it.</text:span></text:p>
      <text:p text:style-name="P1"/>
      <text:p text:style-name="P4">Closed Natural Numbers<text:span text:style-name="T7"><text:reference-ref text:reference-format="text" text:ref-name="closed natural numbers">[2]</text:reference-ref></text:span> Cosmology might be thought of as an assumption that applies to many cosmological theories. It does not make exact predictions, but serves as an explanatory device that does not depend on a specific theory. <text:span text:style-name="T2">It uses two assumptions:</text:span></text:p>
      <text:p text:style-name="P4"/>
      <text:list xml:id="list2398330833621962145" text:style-name="L2">
        <text:list-item>
          <text:p text:style-name="P5">Events that restart the universe are extremely rare seen from the perspective of observers</text:p>
        </text:list-item>
        <text:list-item>
          <text:p text:style-name="P5">All or most restarts <text:span text:style-name="T2">lead to a similar initial state</text:span></text:p>
        </text:list-item>
      </text:list>
      <text:p text:style-name="P4"/>
      <text:p text:style-name="P6">The initial state is called `0`.</text:p>
      <text:p text:style-name="P6"/>
      <text:p text:style-name="P6">Successive states, or sets of likely successive states, are called `1, 2, 3, ...`.</text:p>
      <text:p text:style-name="P6"/>
      <text:p text:style-name="P6">With other words, each natural number has an associated state or a set of possible states.</text:p>
      <text:p text:style-name="P6"/>
      <text:p text:style-name="P7">One assumes that each state contributes back to the initial state. This can be probabilistic, so it might be not interpreted as the contribution being perfectly uniform. On average per state, the contribution is extremely low, but since there are infinitely many natural numbers, the in-flow of initial state transitions is large compared to in-flow of non-sequential state transitions.</text:p>
      <text:p text:style-name="P7"/>
      <text:p text:style-name="P7"><text:span text:style-name="T3">This picture also makes sense when many possible successors generate possibly many observers which have some kind of common history or origin of their local universe. The more specific a history is described or measured, the less likely is it for many future observers in the total multiverse</text:span><text:span text:style-name="T8"><text:reference-ref text:reference-format="text" text:ref-name="multiverse">[3]</text:reference-ref></text:span><text:span text:style-name="T3"> to share that particular history. With other words, the initial state for most observers is characterised by properties which many initial states have in common, that in turn results in observers.</text:span></text:p>
      <text:p text:style-name="P7"/>
      <text:p text:style-name="P8">One way to think about Closed Natural Numbers is by using probability theory<text:span text:style-name="T7"><text:reference-ref text:reference-format="text" text:ref-name="probability theory">[4]</text:reference-ref></text:span>:</text:p>
      <text:p text:style-name="P8"/>
      <text:p text:style-name="P8"><text:tab/>succ(x : ℕ<text:span text:style-name="T4">c</text:span>) = if random() &lt; ε { 0 } else { x + 1 }</text:p>
      <text:p text:style-name="P8"/>
      <text:p text:style-name="P8">For some extremely small probability `ε`, the successor of some closed natural number is `0`. <text:span text:style-name="T5">This might be used in theories where e.g. quantum tunnelling</text:span><text:span text:style-name="T9"><text:reference-ref text:reference-format="text" text:ref-name="quantum tunnelling">[5]</text:reference-ref></text:span><text:span text:style-name="T5"> might kick start inflation</text:span><text:span text:style-name="T9"><text:reference-ref text:reference-format="text" text:ref-name="inflation">[6]</text:reference-ref></text:span><text:span text:style-name="T5"> spontaneously. Or, the formation of a black hole generates a new universe within its interior, a relative rare event, but might happen across many possible histories.</text:span></text:p>
      <text:p text:style-name="P8"/>
      <text:p text:style-name="P8">Closed Natural Numbers is also useful to think about <text:span text:style-name="T5">less intuitive cosmological theories </text:span>e.g. Conformal Cyclic Cosmology<text:span text:style-name="T7"><text:reference-ref text:reference-format="text" text:ref-name="ccc">[7]</text:reference-ref></text:span> <text:span text:style-name="T5">(CCC)</text:span>. <text:span text:style-name="T5">In CCC, the entire aeon maps to a single moment of the next aeon, which makes a continuous contribution, consiting of infinitely many events.</text:span></text:p>
      <text:h text:style-name="P14" text:outline-level="3">References:</text:h>
      <text:p text:style-name="P9"/>
      <text:p text:style-name="P10"><text:reference-mark-start text:name="cosmology"/>[1]<text:reference-mark-end text:name="cosmology"/><text:tab/>“Cosmology”</text:p>
      <text:p text:style-name="P10"><text:tab/>Wikipedia</text:p>
      <text:p text:style-name="P10"><text:tab/><text:a xlink:type="simple" xlink:href="https://en.wikipedia.org/wiki/Cosmology" text:style-name="Internet_20_link" text:visited-style-name="Visited_20_Internet_20_Link"><text:span text:style-name="T6">https://en.wikipedia.org/wiki/Cosmology</text:span></text:a></text:p>
      <text:p text:style-name="P10"/>
      <text:p text:style-name="P11"><text:reference-mark-start text:name="closed natural numbers"/>[2]<text:reference-mark-end text:name="closed natural numbers"/><text:tab/>“Closed Natural Numbers”</text:p>
      <text:p text:style-name="P11"><text:tab/>Sven Nilsen, 2020</text:p>
      <text:p text:style-name="P11"><text:tab/><text:a xlink:type="simple" xlink:href="https://github.com/advancedresearch/path_semantics/blob/master/papers-wip/closed-natural-numbers.pdf" text:style-name="Internet_20_link" text:visited-style-name="Visited_20_Internet_20_Link"><text:span text:style-name="T6">https://github.com/advancedresearch/path_semantics/blob/master/papers-wip/closed-natural-numbers.pdf</text:span></text:a></text:p>
      <text:p text:style-name="P11"/>
      <text:p text:style-name="P12"><text:reference-mark-start text:name="multiverse"/>[3]<text:reference-mark-end text:name="multiverse"/><text:tab/>“Multiverse”</text:p>
      <text:p text:style-name="P12"><text:tab/>Wikipedia</text:p>
      <text:p text:style-name="P12"><text:tab/><text:a xlink:type="simple" xlink:href="https://en.wikipedia.org/wiki/Multiverse" text:style-name="Internet_20_link" text:visited-style-name="Visited_20_Internet_20_Link"><text:span text:style-name="T6">https://en.wikipedia.org/wiki/Multiverse</text:span></text:a></text:p>
      <text:p text:style-name="P12"/>
      <text:p text:style-name="P13"><text:reference-mark-start text:name="probability theory"/>[4]<text:reference-mark-end text:name="probability theory"/><text:tab/>“Probability theory”</text:p>
      <text:p text:style-name="P13"><text:tab/>Wikipedia</text:p>
      <text:p text:style-name="P13"><text:tab/><text:a xlink:type="simple" xlink:href="https://en.wikipedia.org/wiki/Probability_theory" text:style-name="Internet_20_link" text:visited-style-name="Visited_20_Internet_20_Link"><text:span text:style-name="T6">https://en.wikipedia.org/wiki/Probability_theory</text:span></text:a></text:p>
      <text:p text:style-name="P13"/>
      <text:p text:style-name="P13"><text:reference-mark-start text:name="quantum tunnelling"/>[5]<text:reference-mark-end text:name="quantum tunnelling"/><text:tab/>“Quantum tunnelling”</text:p>
      <text:p text:style-name="P13"><text:tab/>Wikipedia</text:p>
      <text:p text:style-name="P13"><text:tab/><text:a xlink:type="simple" xlink:href="https://en.wikipedia.org/wiki/Quantum_tunnelling" text:style-name="Internet_20_link" text:visited-style-name="Visited_20_Internet_20_Link"><text:span text:style-name="T6">https://en.wikipedia.org/wiki/Quantum_tunnelling</text:span></text:a></text:p>
      <text:p text:style-name="P13"/>
      <text:p text:style-name="P13"><text:reference-mark-start text:name="inflation"/>[6]<text:reference-mark-end text:name="inflation"/><text:tab/>“Inflation (cosmology)”</text:p>
      <text:p text:style-name="P13"><text:tab/>Wikipedia</text:p>
      <text:p text:style-name="P13"><text:tab/><text:a xlink:type="simple" xlink:href="https://en.wikipedia.org/wiki/Inflation_(cosmology" text:style-name="Internet_20_link" text:visited-style-name="Visited_20_Internet_20_Link"><text:span text:style-name="T6">https://en.wikipedia.org/wiki/Inflation_(cosmology</text:span></text:a><text:span text:style-name="T6">)</text:span></text:p>
      <text:p text:style-name="P13"/>
      <text:p text:style-name="P13"><text:reference-mark-start text:name="ccc"/>[7]<text:reference-mark-end text:name="ccc"/><text:tab/>“Conformal cyclic cosmology”</text:p>
      <text:p text:style-name="P13"><text:tab/>Wikipedia</text:p>
      <text:p text:style-name="P13"><text:tab/><text:a xlink:type="simple" xlink:href="https://en.wikipedia.org/wiki/Conformal_cyclic_cosmology" text:style-name="Internet_20_link" text:visited-style-name="Visited_20_Internet_20_Link"><text:span text:style-name="T6">https://en.wikipedia.org/wiki/Conformal_cyclic_cosmology</text:span></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0T19:54:14.418180000</meta:creation-date>
    <dc:date>2021-05-30T21:39:58.783007000</dc:date>
    <meta:editing-duration>PT9M17S</meta:editing-duration>
    <meta:editing-cycles>1</meta:editing-cycles>
    <meta:document-statistic meta:table-count="0" meta:image-count="0" meta:object-count="0" meta:page-count="2" meta:paragraph-count="38" meta:word-count="492" meta:character-count="3428" meta:non-whitespace-character-count="2961"/>
    <meta:generator>LibreOffice/5.1.2.2$MacOSX_X86_64 LibreOffice_project/d3bf12ecb743fc0d20e0be0c58ca359301eb705f</meta:generator>
  </office:meta>
</office:document-meta>
</file>